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ef" officeooo:paragraph-rsid="00083cef"/>
    </style:style>
    <style:style style:name="P2" style:family="paragraph" style:parent-style-name="Standard">
      <style:text-properties officeooo:rsid="00083cef" officeooo:paragraph-rsid="000e6111"/>
    </style:style>
    <style:style style:name="P3" style:family="paragraph" style:parent-style-name="Standard">
      <style:text-properties fo:font-weight="bold" officeooo:rsid="000a76f6" officeooo:paragraph-rsid="000a76f6" style:font-weight-asian="bold" style:font-weight-complex="bold"/>
    </style:style>
    <style:style style:name="P4" style:family="paragraph" style:parent-style-name="Standard">
      <style:text-properties fo:font-weight="bold" officeooo:rsid="000bd911" officeooo:paragraph-rsid="000bd911" style:font-weight-asian="bold" style:font-weight-complex="bold"/>
    </style:style>
    <style:style style:name="P5" style:family="paragraph" style:parent-style-name="Standard">
      <style:text-properties fo:font-weight="normal" officeooo:rsid="000a76f6" officeooo:paragraph-rsid="000a76f6" style:font-weight-asian="normal" style:font-weight-complex="normal"/>
    </style:style>
    <style:style style:name="P6" style:family="paragraph" style:parent-style-name="Standard">
      <style:text-properties style:font-name="Liberation Mono" fo:font-size="10pt" fo:font-weight="bold" officeooo:rsid="000bd911" officeooo:paragraph-rsid="000bd91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0d3710" officeooo:paragraph-rsid="000d3710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bd911" officeooo:paragraph-rsid="000bd911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6666ff" fo:font-weight="bold" officeooo:rsid="000bd911" officeooo:paragraph-rsid="001012c1" style:font-weight-asian="bold" style:font-weight-complex="bold"/>
    </style:style>
    <style:style style:name="P10" style:family="paragraph" style:parent-style-name="Standard">
      <style:text-properties fo:color="#6666ff" fo:font-weight="bold" officeooo:rsid="000bd911" officeooo:paragraph-rsid="000bd911" style:font-weight-asian="bold" style:font-weight-complex="bold"/>
    </style:style>
    <style:style style:name="P11" style:family="paragraph" style:parent-style-name="Standard">
      <style:text-properties fo:color="#6666ff" fo:font-weight="bold" officeooo:rsid="000a76f6" officeooo:paragraph-rsid="000a76f6" style:font-weight-asian="bold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Mono" fo:font-size="10pt" fo:font-weight="bold" officeooo:rsid="000e6111" officeooo:paragraph-rsid="000bd911" style:font-size-asian="10pt" style:font-weight-asian="bold" style:font-size-complex="10pt" style:font-weight-complex="bold"/>
    </style:style>
    <style:style style:name="P13" style:family="paragraph" style:parent-style-name="Text_20_body">
      <style:text-properties officeooo:paragraph-rsid="0022635f"/>
    </style:style>
    <style:style style:name="P14" style:family="paragraph" style:parent-style-name="Preformatted_20_Text">
      <style:text-properties fo:font-size="10pt" fo:font-weight="bold" officeooo:rsid="000a76f6" officeooo:paragraph-rsid="000a76f6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fo:font-weight="bold" officeooo:rsid="000bd911" officeooo:paragraph-rsid="000bd911" style:font-weight-asian="bold" style:font-weight-complex="bold"/>
    </style:style>
    <style:style style:name="P16" style:family="paragraph" style:parent-style-name="Preformatted_20_Text">
      <style:text-properties fo:font-size="12pt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rsid="001741bd" officeooo:paragraph-rsid="001741bd"/>
    </style:style>
    <style:style style:name="P19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font-weight="bold" officeooo:paragraph-rsid="001cc331" style:font-weight-asian="bold" style:font-weight-complex="bold"/>
    </style:style>
    <style:style style:name="P21" style:family="paragraph" style:parent-style-name="Preformatted_20_Text">
      <style:paragraph-properties fo:margin-top="0cm" fo:margin-bottom="0.499cm" loext:contextual-spacing="false"/>
      <style:text-properties fo:font-weight="bold" officeooo:rsid="0024415a" officeooo:paragraph-rsid="0024415a" style:font-weight-asian="bold" style:font-weight-complex="bold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fo:font-weight="normal" officeooo:rsid="0024415a" officeooo:paragraph-rsid="0024415a" style:font-weight-asian="normal" style:font-weight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741bd" officeooo:paragraph-rsid="001741b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ize="9pt" fo:font-weight="normal" officeooo:rsid="001ce73b" officeooo:paragraph-rsid="001ce73b" style:font-size-asian="9pt" style:font-weight-asian="normal" style:font-size-complex="9pt" style:font-weight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ize="9pt" fo:font-weight="bold" officeooo:rsid="001ce73b" officeooo:paragraph-rsid="001ce73b" style:font-size-asian="9pt" style:font-weight-asian="bold" style:font-size-complex="9pt" style:font-weight-complex="bold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6666ff" style:font-name="Liberation Serif" fo:font-size="12pt" fo:font-weight="bold" officeooo:rsid="0024415a" officeooo:paragraph-rsid="0024415a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rsid="0024415a" officeooo:paragraph-rsid="0024415a"/>
    </style:style>
    <style:style style:name="P29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  <style:text-properties officeooo:paragraph-rsid="001741bd"/>
    </style:style>
    <style:style style:name="P30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  <style:text-properties officeooo:rsid="001741bd" officeooo:paragraph-rsid="001741bd"/>
    </style:style>
    <style:style style:name="P31" style:family="paragraph" style:parent-style-name="Heading_20_4">
      <style:text-properties officeooo:paragraph-rsid="0022635f"/>
    </style:style>
    <style:style style:name="P32" style:family="paragraph" style:parent-style-name="Heading_20_4">
      <style:text-properties fo:color="#6666ff" officeooo:paragraph-rsid="0022635f"/>
    </style:style>
    <style:style style:name="P33" style:family="paragraph" style:parent-style-name="Heading_20_4">
      <style:paragraph-properties fo:margin-top="0cm" fo:margin-bottom="0.499cm" loext:contextual-spacing="false"/>
      <style:text-properties fo:color="#6666ff" fo:font-weight="bold" officeooo:rsid="001af736" officeooo:paragraph-rsid="001af736" style:font-weight-asian="bold" style:font-weight-complex="bold"/>
    </style:style>
    <style:style style:name="T1" style:family="text">
      <style:text-properties officeooo:rsid="000bd911"/>
    </style:style>
    <style:style style:name="T2" style:family="text">
      <style:text-properties officeooo:rsid="00101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1bd" style:font-weight-asian="bold" style:font-weight-complex="bold"/>
    </style:style>
    <style:style style:name="T5" style:family="text">
      <style:text-properties officeooo:rsid="001741bd"/>
    </style:style>
    <style:style style:name="T6" style:family="text">
      <style:text-properties officeooo:rsid="001cc331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d216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204071"/>
    </style:style>
    <style:style style:name="T12" style:family="text">
      <style:text-properties fo:font-size="12pt" fo:font-weight="bold" officeooo:rsid="001741bd" style:font-size-asian="12pt" style:font-weight-asian="bold" style:font-size-complex="12pt" style:font-weight-complex="bold"/>
    </style:style>
    <style:style style:name="T13" style:family="text">
      <style:text-properties officeooo:rsid="0021e27b"/>
    </style:style>
    <style:style style:name="T14" style:family="text">
      <style:text-properties officeooo:rsid="002263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RabbitMQ <text:span text:style-name="T1">Software </text:span>:</text:p>
      <text:p text:style-name="P3"/>
      <text:p text:style-name="P5">RabbitMQ is an open source message broker software that originally implemented the Advanced Message Queuing Protocol and has since been extended with a plug-in architecture to support Streaming Text Oriented Messaging Protocol, Message Queuing Telemetry Transport, and other protocols. </text:p>
      <text:p text:style-name="P5"/>
      <text:p text:style-name="P14">sudo apt-get install rabbitmq-server</text:p>
      <text:p text:style-name="P8"><text:span text:style-name="T11">p</text:span><text:span text:style-name="T10">ip install --user pika </text:span></text:p>
      <text:p text:style-name="P6"/>
      <text:p text:style-name="P7">sudo rabbitmq-server start</text:p>
      <text:p text:style-name="P7"/>
      <text:p text:style-name="P6">python send.py </text:p>
      <text:p text:style-name="P6"/>
      <text:p text:style-name="P6">python receive.py</text:p>
      <text:p text:style-name="P12"/>
      <text:p text:style-name="P2"/>
      <text:p text:style-name="P10">Send.py <text:span text:style-name="T2">(Run ‘pts/0’ Terminal)</text:span></text:p>
      <text:p text:style-name="P4"/>
      <text:p text:style-name="P15">#!/usr/bin/env python</text:p>
      <text:p text:style-name="Preformatted_20_Text"><text:span text:style-name="T13">i</text:span>mport pika</text:p>
      <text:p text:style-name="Preformatted_20_Text">connection = pika.BlockingConnection(pika.ConnectionParameters(host='localhost'))</text:p>
      <text:p text:style-name="Preformatted_20_Text">channel = connection.channel()</text:p>
      <text:p text:style-name="Preformatted_20_Text">channel.queue_declare(queue='hello')</text:p>
      <text:p text:style-name="Preformatted_20_Text">channel.basic_publish(exchange='',</text:p>
      <text:p text:style-name="Preformatted_20_Text"><text:s text:c="22"/>routing_key='hello',</text:p>
      <text:p text:style-name="Preformatted_20_Text"><text:s text:c="22"/>body='Hello World!')</text:p>
      <text:p text:style-name="Preformatted_20_Text">print(" [x] Sent 'Hello World!'")</text:p>
      <text:p text:style-name="P29">connection.close()<text:line-break/><text:line-break/><text:span text:style-name="T12">Output :</text:span><text:span text:style-name="T4"><text:line-break/></text:span><text:span text:style-name="T5"><text:line-break/>pi@turnout_iot:~/Desktop/Test_work/Thread/Message_queue $ python send_msg.py <text:line-break/><text:line-break/></text:span><text:span text:style-name="T4">[x] Sent 'Hello World!'</text:span><text:span text:style-name="T5"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ceive.py <text:span text:style-name="T2">((Run ‘pts/1’ <text:s/>Terminal))</text:span></text:p>
      <text:p text:style-name="P4"/>
      <text:p text:style-name="P15">#!/usr/bin/env python</text:p>
      <text:p text:style-name="Preformatted_20_Text">import pika</text:p>
      <text:p text:style-name="Preformatted_20_Text"/>
      <text:p text:style-name="Preformatted_20_Text">connection = pika.BlockingConnection(pika.ConnectionParameters(host='localhost'))</text:p>
      <text:p text:style-name="Preformatted_20_Text">channel = connection.channel()</text:p>
      <text:p text:style-name="Preformatted_20_Text"/>
      <text:p text:style-name="Preformatted_20_Text"/>
      <text:p text:style-name="Preformatted_20_Text">channel.queue_declare(queue='hello')</text:p>
      <text:p text:style-name="Preformatted_20_Text"/>
      <text:p text:style-name="Preformatted_20_Text">def callback(ch, method, properties, body):</text:p>
      <text:p text:style-name="Preformatted_20_Text"><text:s text:c="4"/>print(" [x] Received %r" % body)</text:p>
      <text:p text:style-name="Preformatted_20_Text"/>
      <text:p text:style-name="Preformatted_20_Text">channel.basic_consume(callback,</text:p>
      <text:p text:style-name="Preformatted_20_Text"><text:s text:c="22"/>queue='hello',</text:p>
      <text:p text:style-name="Preformatted_20_Text"><text:s text:c="22"/>no_ack=True)</text:p>
      <text:p text:style-name="Preformatted_20_Text"/>
      <text:p text:style-name="Preformatted_20_Text">print(' [*] Waiting for messages. To exit press CTRL+C')</text:p>
      <text:p text:style-name="P17">channel.start_consuming()</text:p>
      <text:p text:style-name="P24">Output :</text:p>
      <text:p text:style-name="P18">pi@turnout_iot:~/Desktop/Test_work/Thread/Message_queue $ python rec_msg.py </text:p>
      <text:p text:style-name="P18">[*] Waiting for messages. To exit press CTRL+C</text:p>
      <text:p text:style-name="P30"><text:span text:style-name="T3">[x] Received 'Hello World!'<text:line-break/></text:span></text:p>
      <text:h text:style-name="P31" text:outline-level="4"/>
      <text:p text:style-name="P13"/>
      <text:h text:style-name="P32" text:outline-level="4"><text:soft-page-break/>Listing queues :</text:h>
      <text:p text:style-name="Text_20_body">You may wish to see what queues RabbitMQ has and how many messages are in them. You can do it (as a privileged user) using the rabbitmqctl tool:</text:p>
      <text:p text:style-name="P19">sudo rabbitmqctl list_queues</text:p>
      <text:h text:style-name="P33" text:outline-level="4">Broker Status :</text:h>
      <text:p text:style-name="P22">Invoke rabbitmqctl status to check whether it is running.</text:p>
      <text:p text:style-name="P20">sudo rabbitmqctl <text:span text:style-name="T6">status </text:span></text:p>
      <text:p text:style-name="P16">R<text:span text:style-name="T7">espon</text:span><text:span text:style-name="T8">s</text:span><text:span text:style-name="T7">e :</text:span></text:p>
      <text:p text:style-name="P25">Status of node rabbit@turnout_iot ...</text:p>
      <text:p text:style-name="P25">[{pid,729},</text:p>
      <text:p text:style-name="P25"><text:s/>{running_applications,[{rabbit,"RabbitMQ","3.6.6"},</text:p>
      <text:p text:style-name="P25"><text:s text:c="24"/>{ranch,"Socket acceptor pool for TCP protocols.",</text:p>
      <text:p text:style-name="P25"><text:s text:c="31"/>"1.2.1"},</text:p>
      <text:p text:style-name="P25"><text:s text:c="24"/>{rabbit_common,[],"3.6.6"},</text:p>
      <text:p text:style-name="P25"><text:s text:c="24"/>{os_mon,"CPO <text:s/>CXC 138 46","2.4.1"},</text:p>
      <text:p text:style-name="P25"><text:s text:c="24"/>{xmerl,"XML parser","1.3.12"},</text:p>
      <text:p text:style-name="P25"><text:s text:c="24"/>{mnesia,"MNESIA <text:s/>CXC 138 12","4.14.2"},</text:p>
      <text:p text:style-name="P25"><text:s text:c="24"/>{sasl,"SASL <text:s/>CXC 138 11","3.0.2"},</text:p>
      <text:p text:style-name="P25"><text:s text:c="24"/>{stdlib,"ERTS <text:s/>CXC 138 10","3.2"},</text:p>
      <text:p text:style-name="P25"><text:s text:c="24"/>{kernel,"ERTS <text:s/>CXC 138 10","5.1.1"}]},</text:p>
      <text:p text:style-name="P25"><text:s/>{os,{unix,linux}},</text:p>
      <text:p text:style-name="P25"><text:s/>{erlang_version,"Erlang/OTP 19 [erts-8.2.1] [source] [smp:4:4] [async-threads:64] [kernel-poll:true]\n"},</text:p>
      <text:p text:style-name="P25"><text:s/>{memory,[{total,29119208},</text:p>
      <text:p text:style-name="P25"><text:s text:c="10"/>{connection_readers,4616},</text:p>
      <text:p text:style-name="P25"><text:s text:c="10"/>{connection_writers,1500},</text:p>
      <text:p text:style-name="P25"><text:s text:c="10"/>{connection_channels,4676},</text:p>
      <text:p text:style-name="P25"><text:s text:c="10"/>{connection_other,13068},</text:p>
      <text:p text:style-name="P25"><text:s text:c="10"/>{queue_procs,19804},</text:p>
      <text:p text:style-name="P25"><text:s text:c="10"/>{queue_slave_procs,0},</text:p>
      <text:p text:style-name="P25"><text:soft-page-break/><text:s text:c="10"/>{plugins,0},</text:p>
      <text:p text:style-name="P25"><text:s text:c="10"/>{other_proc,10917320},</text:p>
      <text:p text:style-name="P25"><text:s text:c="10"/>{mnesia,32744},</text:p>
      <text:p text:style-name="P25"><text:s text:c="10"/>{mgmt_db,0},</text:p>
      <text:p text:style-name="P25"><text:s text:c="10"/>{msg_index,26720},</text:p>
      <text:p text:style-name="P25"><text:s text:c="10"/>{other_ets,485484},</text:p>
      <text:p text:style-name="P25"><text:s text:c="10"/>{binary,2645568},</text:p>
      <text:p text:style-name="P25"><text:s text:c="10"/>{code,9502489},</text:p>
      <text:p text:style-name="P25"><text:s text:c="10"/>{atom,572917},</text:p>
      <text:p text:style-name="P25"><text:s text:c="10"/>{other_system,4892302}]},</text:p>
      <text:p text:style-name="P25"><text:s/>{alarms,[]},</text:p>
      <text:p text:style-name="P25"><text:s/>{listeners,[{clustering,25672,"::"},{amqp,5672,"::"}]},</text:p>
      <text:p text:style-name="P25"><text:s/>{vm_memory_high_watermark,0.4},</text:p>
      <text:p text:style-name="P25"><text:s/>{vm_memory_limit,367275212},</text:p>
      <text:p text:style-name="P25"><text:s/>{disk_free_limit,50000000},</text:p>
      <text:p text:style-name="P25"><text:s/>{disk_free,3001282560},</text:p>
      <text:p text:style-name="P25"><text:s/>{file_descriptors,[{total_limit,65436},</text:p>
      <text:p text:style-name="P25"><text:s text:c="20"/>{total_used,3},</text:p>
      <text:p text:style-name="P25"><text:s text:c="20"/>{sockets_limit,58890},</text:p>
      <text:p text:style-name="P25"><text:s text:c="20"/>{sockets_used,1}]},</text:p>
      <text:p text:style-name="P26"><text:s/><text:span text:style-name="T9">{processes,[{limit,1048576},{used,158}]},</text:span></text:p>
      <text:p text:style-name="P25"><text:s/>{run_queue,0},</text:p>
      <text:p text:style-name="P25"><text:s/>{uptime,139},</text:p>
      <text:p text:style-name="P25"><text:s/>{kernel,{net_ticktime,60}}]</text:p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Sending Image File: </text:p>
      <text:p text:style-name="P21">Send_Msg_queue.py</text:p>
      <text:p text:style-name="P23">#!/usr/bin/python</text:p>
      <text:p text:style-name="P23">import pika</text:p>
      <text:p text:style-name="P23">f = open("image.jpg","rb")</text:p>
      <text:p text:style-name="P23">i = f.read()</text:p>
      <text:p text:style-name="P23">connection = pika.BlockingConnection(pika.ConnectionParameters(host='localhost'))</text:p>
      <text:p text:style-name="P23">channel = connection.channel()</text:p>
      <text:p text:style-name="P23">channel.queue_declare(queue='key1')</text:p>
      <text:p text:style-name="P23">channel.queue_declare(queue='key2')</text:p>
      <text:p text:style-name="P23">channel.queue_declare(queue='key3')</text:p>
      <text:p text:style-name="P23">channel.basic_publish(exchange='', routing_key='key1', body='MSG_QUEUE_TEST')</text:p>
      <text:p text:style-name="P23">print(" [x] Sent 'Test'")</text:p>
      <text:p text:style-name="P23">channel.basic_publish(exchange='', routing_key='key2', body='Hello')</text:p>
      <text:p text:style-name="P23">print(" [x] Sent 'Hello'")</text:p>
      <text:p text:style-name="P23">channel.basic_publish(exchange='', routing_key='key3', body=i)</text:p>
      <text:p text:style-name="P23">print(" [x] Sent 'File'")</text:p>
      <text:p text:style-name="P23">connection.close()</text:p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Receive Image File: </text:p>
      <text:p text:style-name="P28">Rec_Msg_queue.py</text:p>
      <text:p text:style-name="P23">#!/usr/bin/python</text:p>
      <text:p text:style-name="P23">import pika</text:p>
      <text:p text:style-name="P23">f=open("outputimage.jpg","wb")</text:p>
      <text:p text:style-name="P23">connection = pika.BlockingConnection(pika.ConnectionParameters(host='localhost'))</text:p>
      <text:p text:style-name="P23">channel = connection.channel()</text:p>
      <text:p text:style-name="P23">channel.queue_declare(queue='key1')</text:p>
      <text:p text:style-name="P23">channel.queue_declare(queue='key2')</text:p>
      <text:p text:style-name="P23">channel.queue_declare(queue='key3')</text:p>
      <text:p text:style-name="P23">def callback(ch, method, properties, body):</text:p>
      <text:p text:style-name="P23"><text:s text:c="4"/>print(" [x] Received %r" % body)</text:p>
      <text:p text:style-name="P23">channel.basic_consume(callback,</text:p>
      <text:p text:style-name="P23"><text:s text:c="22"/>queue='key1',</text:p>
      <text:p text:style-name="P23"><text:s text:c="22"/>no_ack=True)</text:p>
      <text:p text:style-name="P23">def callback(ch, method, properties, body):</text:p>
      <text:p text:style-name="P23"><text:s text:c="4"/>print(" [x] Received %r" % body)</text:p>
      <text:p text:style-name="P23">channel.basic_consume(callback,</text:p>
      <text:p text:style-name="P23"><text:s text:c="22"/>queue='key2',</text:p>
      <text:p text:style-name="P23"><text:s text:c="22"/>no_ack=True)</text:p>
      <text:p text:style-name="P23">def callback(ch, method, properties, body):</text:p>
      <text:p text:style-name="P23"><text:s text:c="4"/>f.write(body)</text:p>
      <text:p text:style-name="P23"><text:s text:c="4"/>f.close()</text:p>
      <text:p text:style-name="P23"><text:s text:c="4"/>#print(" [x] Received %r" % body)</text:p>
      <text:p text:style-name="P23">channel.basic_consume(callback,</text:p>
      <text:p text:style-name="P23"><text:s text:c="22"/>queue='key3',</text:p>
      <text:p text:style-name="P23"><text:s text:c="22"/>no_ack=True)</text:p>
      <text:p text:style-name="P23"/>
      <text:p text:style-name="P23"><text:soft-page-break/>print(' [*] Waiting for messages. To exit press CTRL+C')</text:p>
      <text:p text:style-name="P23">channel.start_consumin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0pt" fo:font-weight="bold" officeooo:rsid="001ce73b" style:font-name-asian="Nimbus Mono L" style:font-family-asian="'Nimbus Mono L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499cm" loext:contextual-spacing="false"/>
      <style:text-properties style:font-name="Liberation Serif" fo:font-family="'Liberation Serif'" style:font-family-generic="roman" style:font-pitch="variable" fo:font-size="12pt" fo:font-weight="bold" officeooo:rsid="001741b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8:28.086297906</meta:creation-date>
    <meta:generator>LibreOffice/5.1.6.2$Linux_X86_64 LibreOffice_project/10m0$Build-2</meta:generator>
    <dc:date>2018-11-26T19:30:52.418932247</dc:date>
    <meta:editing-duration>PT8H10M19S</meta:editing-duration>
    <meta:editing-cycles>23</meta:editing-cycles>
    <meta:document-statistic meta:table-count="0" meta:image-count="0" meta:object-count="0" meta:page-count="7" meta:paragraph-count="134" meta:word-count="392" meta:character-count="5105" meta:non-whitespace-character-count="4127"/>
  </office:meta>
</office:document-meta>
</file>